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1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.5cm" svg:y="85.8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5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1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cm" svg:height="18.64cm" svg:x="28.9cm" svg:y="58.001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791cm" svg:height="8.713cm" svg:x="46.309cm" svg:y="92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52:43.10</dc:date>
    <meta:print-date>2011-02-04T12:46:47.58</meta:print-date>
    <dc:language>en-US</dc:language>
    <meta:editing-cycles>300</meta:editing-cycles>
    <meta:editing-duration>PT146H40M48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